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tyle="normal" style:font-style-asian="normal" style:font-style-complex="norm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Standard">
      <style:paragraph-properties fo:text-align="justify" style:justify-single-word="false"/>
      <style:text-properties style:font-name="Arial" fo:font-size="11pt" fo:font-style="normal" style:font-size-asian="11pt" style:font-style-asian="normal" style:font-size-complex="11pt" style:font-style-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OKUMENATION</text:p>
      <text:p text:style-name="P1">PROJEKTNAME: <text:span text:style-name="T1">CAMEL BOOK FINDER</text:span></text:p>
      <text:p text:style-name="P2">MITGLIEDER: MACIEJ GORSKI, TONY HOFFMAN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4">Kurze Beschreibung:</text:p>
      <text:p text:style-name="P4">Ziel dieses Projekts ist es Buchinformationen von einem Amazon RSS via Camelroutes im ersten Schritt nach ISBN Nummern zu durchsuchen. Diese werden anschließend über den Amazon Simple Queue Service an weitere Instanzen geschickt. Die ISBN nummern werden auf der anderen Seite von einer anderen Instanz/en wieder mit Camel empfangen und dazu verwendet sämtliche Informationen zu diesem Buch zu finden und im weiteren Schritt auf S3 zu speichern. Im letzten Schritt soll diese Information in Form eines RSS Feeders verfügbar gemacht werden.</text:p>
      <text:p text:style-name="P4"/>
      <text:p text:style-name="P4"/>
      <text:p text:style-name="P4">Umsetztung:</text:p>
      <text:p text:style-name="P4">Die Idee war es so viel wie möglich auf Camel auszulagern und somit Amazon SDK unabhängig zu bleiben , aus dem Grund wurde auf Instanz 1 (wo die ISBN gefiltert werden) ausschließlich Camel verwendet.</text:p>
      <text:p text:style-name="P4"/>
      <text:p text:style-name="P4">Um mögliche Bottlenecks zu vermeiden wurden Buchoperationen auf die Instanz 2 verlagert, welche sich um die Informationsbeschaffung kümmert und das Speichern auf S3. Durch die Queue Information ist die Instanz 2 komplett unabhängig und könnte beliebig oft repliziert werden. Da Camel selbst die Nachrichten nach dem Auslesen löscht, können die AWS Management Operationen bezüglich des Löschens der Nachrichten vermieden werden.</text:p>
      <text:p text:style-name="P4"/>
      <text:p text:style-name="P4">Das Speichern auf S3 wird auch mit Camel realisiert. Lediglich das einlesen der RSS Information wurde auf native Java Art implementiert.</text:p>
      <text:p text:style-name="P4"/>
      <text:p text:style-name="P4"/>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4T10:46:17.21</meta:creation-date>
    <meta:document-statistic meta:table-count="0" meta:image-count="0" meta:object-count="0" meta:page-count="2" meta:paragraph-count="9" meta:word-count="209" meta:character-count="1412"/>
    <dc:date>2012-12-14T11:22:00.57</dc:date>
    <meta:editing-duration>PT00H05M22S</meta:editing-duration>
    <meta:editing-cycles>1</meta:editing-cycles>
    <meta:generator>OpenOffice.org/3.2$Win32 OpenOffice.org_project/320m18$Build-9502</meta:generator>
  </office:meta>
</office:document-meta>
</file>